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A25761DABEF0A8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53cm, 2.549cm, 11.414cm, 3.95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73cm" svg:height="21.699cm" svg:x="1.092cm" svg:y="2.492cm">
          <draw:image xlink:href="Pictures/10000000000005E8000007E05A25761DABEF0A8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6:17.870445416</dc:date>
    <meta:editing-duration>PT3M2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